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209e88" officeooo:paragraph-rsid="002c06f8"/>
    </style:style>
    <style:style style:name="P2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Times New Roman" fo:font-size="12pt" officeooo:paragraph-rsid="001c5642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Times New Roman" fo:font-size="12pt" officeooo:paragraph-rsid="00264945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Times New Roman" fo:font-size="12pt" officeooo:paragraph-rsid="0027ac2b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Times New Roman" fo:font-size="12pt" officeooo:paragraph-rsid="0028b15a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Times New Roman" fo:font-size="12pt" officeooo:paragraph-rsid="00294eaa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Times New Roman" fo:font-size="12pt" officeooo:paragraph-rsid="002ac25a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Times New Roman" fo:font-size="12pt" officeooo:rsid="000f1416" officeooo:paragraph-rsid="000f1416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Times New Roman" fo:font-size="12pt" officeooo:rsid="00104725" officeooo:paragraph-rsid="00104725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Times New Roman" fo:font-size="12pt" officeooo:rsid="00178805" officeooo:paragraph-rsid="00178805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fo:font-size="12pt" officeooo:rsid="00191898" officeooo:paragraph-rsid="0019711c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Times New Roman" fo:font-size="12pt" officeooo:rsid="00191898" officeooo:paragraph-rsid="0019fe87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Times New Roman" fo:font-size="12pt" officeooo:rsid="001c5642" officeooo:paragraph-rsid="001c5642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Times New Roman" fo:font-size="12pt" officeooo:rsid="00248b2d" officeooo:paragraph-rsid="00248b2d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Times New Roman" fo:font-size="12pt" officeooo:rsid="002ad2d0" officeooo:paragraph-rsid="002ad2d0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Times New Roman" fo:font-size="12pt" officeooo:rsid="00209e88" officeooo:paragraph-rsid="0022fddc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Times New Roman" fo:font-size="12pt" fo:font-weight="bold" officeooo:rsid="00134efd" officeooo:paragraph-rsid="00134ef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style:font-name="Times New Roman" fo:font-size="12pt" fo:font-weight="bold" officeooo:rsid="00191898" officeooo:paragraph-rsid="0019189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/>
      <style:text-properties style:font-name="Times New Roman" fo:font-size="12pt" fo:font-weight="bold" officeooo:rsid="00191898" officeooo:paragraph-rsid="0019fe8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/>
      <style:text-properties style:font-name="Times New Roman" fo:font-size="12pt" fo:font-weight="bold" officeooo:rsid="001c5642" officeooo:paragraph-rsid="001c564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size="12pt" fo:font-weight="bold" officeooo:rsid="00209e88" officeooo:paragraph-rsid="00209e88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1.25in" fo:margin-right="0in" fo:line-height="150%" fo:text-indent="0in" style:auto-text-indent="false" fo:background-color="transparent"/>
      <style:text-properties style:font-name="Times New Roman" fo:font-size="12pt" officeooo:rsid="001d96c4" officeooo:paragraph-rsid="001d96c4" style:font-size-asian="12pt" style:font-size-complex="12pt"/>
    </style:style>
    <style:style style:name="P24" style:family="paragraph" style:parent-style-name="Standard" style:master-page-name="">
      <loext:graphic-properties draw:fill="none"/>
      <style:paragraph-properties fo:margin-left="1.25in" fo:margin-right="0in" fo:line-height="150%" fo:text-indent="0in" style:auto-text-indent="false" style:page-number="auto" fo:background-color="transparent"/>
      <style:text-properties style:font-name="Times New Roman" fo:font-size="12pt" officeooo:rsid="001d0545" officeooo:paragraph-rsid="001d96c4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1.25in" fo:margin-right="0in" fo:line-height="150%" fo:text-indent="0in" style:auto-text-indent="false" style:page-number="auto" fo:background-color="transparent"/>
      <style:text-properties style:font-name="Times New Roman" fo:font-size="12pt" officeooo:rsid="001d0545" officeooo:paragraph-rsid="001d0545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fo:font-size="12pt" officeooo:rsid="0015477e" officeooo:paragraph-rsid="0015477e" style:font-size-asian="12pt" style:font-size-complex="12pt"/>
    </style:style>
    <style:style style:name="P27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fo:font-size="12pt" officeooo:rsid="00178805" officeooo:paragraph-rsid="00178805" style:font-size-asian="12pt" style:font-size-complex="12pt"/>
    </style:style>
    <style:style style:name="P28" style:family="paragraph" style:parent-style-name="Preformatted_20_Text" style:master-page-name="">
      <loext:graphic-properties draw:fill="none"/>
      <style:paragraph-properties fo:margin-left="0.6252in" fo:margin-right="0in" fo:margin-top="0in" fo:margin-bottom="0in" loext:contextual-spacing="false" fo:line-height="150%" fo:text-indent="0in" style:auto-text-indent="false" style:page-number="auto" fo:background-color="transparent"/>
      <style:text-properties style:font-name="Times New Roman" fo:font-size="12pt" officeooo:rsid="001c5642" officeooo:paragraph-rsid="001c5642" style:font-size-asian="12pt" style:font-size-complex="12pt"/>
    </style:style>
    <style:style style:name="P29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150%" fo:text-indent="0in" style:auto-text-indent="false" style:page-number="auto" fo:background-color="transparent"/>
      <style:text-properties officeooo:paragraph-rsid="001cff95"/>
    </style:style>
    <style:style style:name="P3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indent="0in" style:auto-text-indent="false" fo:background-color="transparent"/>
      <style:text-properties style:font-name="Times New Roman" fo:font-size="12pt" officeooo:paragraph-rsid="001c5642" style:font-size-asian="12pt" style:font-size-complex="12pt"/>
    </style:style>
    <style:style style:name="P3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indent="0in" style:auto-text-indent="false" fo:background-color="transparent"/>
      <style:text-properties style:font-name="Times New Roman" fo:font-size="12pt" officeooo:paragraph-rsid="001cff95" style:font-size-asian="12pt" style:font-size-complex="12pt"/>
    </style:style>
    <style:style style:name="P32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150%" fo:text-indent="0in" style:auto-text-indent="false" style:page-number="auto" fo:background-color="transparent"/>
      <style:text-properties style:font-name="Times New Roman" fo:font-size="12pt" officeooo:paragraph-rsid="001d96c4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.75in" fo:margin-right="0in" fo:margin-top="0in" fo:margin-bottom="0in" loext:contextual-spacing="false" fo:line-height="150%" fo:text-indent="0in" style:auto-text-indent="false" fo:background-color="transparent"/>
      <style:text-properties style:font-name="Times New Roman" fo:font-size="12pt" officeooo:paragraph-rsid="001cff95" style:font-size-asian="12pt" style:font-size-complex="12pt"/>
    </style:style>
    <style:style style:name="P34" style:family="paragraph" style:parent-style-name="Preformatted_20_Text" style:master-page-name="">
      <loext:graphic-properties draw:fill="none"/>
      <style:paragraph-properties fo:margin-left="1.25in" fo:margin-right="0in" fo:margin-top="0in" fo:margin-bottom="0in" loext:contextual-spacing="false" fo:line-height="150%" fo:text-indent="0in" style:auto-text-indent="false" style:page-number="auto" fo:background-color="transparent"/>
      <style:text-properties style:font-name="Times New Roman" fo:font-size="12pt" officeooo:rsid="001d96c4" officeooo:paragraph-rsid="001d96c4" style:font-size-asian="12pt" style:font-size-complex="12pt"/>
    </style:style>
    <style:style style:name="P35" style:family="paragraph" style:parent-style-name="Preformatted_20_Text" style:master-page-name="">
      <loext:graphic-properties draw:fill="none"/>
      <style:paragraph-properties fo:margin-left="0.5618in" fo:margin-right="0in" fo:margin-top="0in" fo:margin-bottom="0in" loext:contextual-spacing="false" fo:line-height="150%" fo:text-indent="0in" style:auto-text-indent="false" style:page-number="auto" fo:background-color="transparent"/>
      <style:text-properties officeooo:paragraph-rsid="001cff95"/>
    </style:style>
    <style:style style:name="P36" style:family="paragraph" style:parent-style-name="Preformatted_20_Text" style:master-page-name="">
      <loext:graphic-properties draw:fill="none"/>
      <style:paragraph-properties fo:margin-left="0.5618in" fo:margin-right="0in" fo:margin-top="0in" fo:margin-bottom="0in" loext:contextual-spacing="false" fo:line-height="150%" fo:text-indent="0in" style:auto-text-indent="false" style:page-number="auto" fo:background-color="transparent"/>
      <style:text-properties officeooo:paragraph-rsid="001cff95"/>
    </style:style>
    <style:style style:name="T1" style:family="text">
      <style:text-properties officeooo:rsid="000f1416"/>
    </style:style>
    <style:style style:name="T2" style:family="text">
      <style:text-properties officeooo:rsid="00117fb4"/>
    </style:style>
    <style:style style:name="T3" style:family="text">
      <style:text-properties officeooo:rsid="0015cc5e"/>
    </style:style>
    <style:style style:name="T4" style:family="text">
      <style:text-properties officeooo:rsid="0019711c"/>
    </style:style>
    <style:style style:name="T5" style:family="text">
      <style:text-properties officeooo:rsid="0019fe87"/>
    </style:style>
    <style:style style:name="T6" style:family="text">
      <style:text-properties officeooo:rsid="001b5936"/>
    </style:style>
    <style:style style:name="T7" style:family="text">
      <style:text-properties officeooo:rsid="001c5642"/>
    </style:style>
    <style:style style:name="T8" style:family="text">
      <style:text-properties officeooo:rsid="001cff95"/>
    </style:style>
    <style:style style:name="T9" style:family="text">
      <style:text-properties officeooo:rsid="001d4b3c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1cff95" style:font-size-asian="12pt" style:font-size-complex="12pt"/>
    </style:style>
    <style:style style:name="T12" style:family="text">
      <style:text-properties style:font-name="Liberation Serif" fo:font-size="12pt" officeooo:rsid="001c5642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cff95" style:font-size-asian="12pt" style:font-size-complex="12pt"/>
    </style:style>
    <style:style style:name="T15" style:family="text">
      <style:text-properties fo:font-size="12pt" officeooo:rsid="001c5642" style:font-size-asian="12pt" style:font-size-complex="12pt"/>
    </style:style>
    <style:style style:name="T16" style:family="text">
      <style:text-properties officeooo:rsid="0022fddc"/>
    </style:style>
    <style:style style:name="T17" style:family="text">
      <style:text-properties officeooo:rsid="0025faa2"/>
    </style:style>
    <style:style style:name="T18" style:family="text">
      <style:text-properties officeooo:rsid="00264945"/>
    </style:style>
    <style:style style:name="T19" style:family="text">
      <style:text-properties officeooo:rsid="0027ac2b"/>
    </style:style>
    <style:style style:name="T20" style:family="text">
      <style:text-properties officeooo:rsid="0028b15a"/>
    </style:style>
    <style:style style:name="T21" style:family="text">
      <style:text-properties officeooo:rsid="00294eaa"/>
    </style:style>
    <style:style style:name="T22" style:family="text">
      <style:text-properties officeooo:rsid="002ac25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f1416" style:font-weight-asian="bold" style:font-weight-complex="bold"/>
    </style:style>
    <style:style style:name="T25" style:family="text">
      <style:text-properties officeooo:rsid="002d4629"/>
    </style:style>
    <style:style style:name="T26" style:family="text">
      <style:text-properties style:text-position="super 58%" officeooo:rsid="002d4629"/>
    </style:style>
    <style:style style:name="T27" style:family="text">
      <style:text-properties officeooo:rsid="002e9f06"/>
    </style:style>
    <style:style style:name="T28" style:family="text">
      <style:text-properties fo:font-size="14pt" fo:font-weight="bold" officeooo:rsid="000f1416" style:font-size-asian="14pt" style:font-weight-asian="bold" style:font-size-complex="14pt" style:font-weight-complex="bold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officeooo:rsid="001cff95" style:font-size-asian="12pt" style:font-size-complex="12pt"/>
    </style:style>
    <style:style style:name="T32" style:family="text">
      <style:text-properties style:font-name="Times New Roman" fo:font-size="12pt" officeooo:rsid="001c5642" style:font-size-asian="12pt" style:font-size-complex="12pt"/>
    </style:style>
    <style:style style:name="T33" style:family="text">
      <style:text-properties style:font-name="Times New Roman" fo:font-size="12pt" officeooo:rsid="0022fddc" style:font-size-asian="12pt" style:font-size-complex="12pt"/>
    </style:style>
    <style:style style:name="T34" style:family="text">
      <style:text-properties style:font-name="Times New Roman" officeooo:rsid="0022fddc"/>
    </style:style>
    <style:style style:name="T35" style:family="text">
      <style:text-properties style:font-name="Times New Roman" officeooo:rsid="001cff95"/>
    </style:style>
    <style:style style:name="T36" style:family="text">
      <style:text-properties style:font-name="Times New Roman" officeooo:rsid="001c56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*********<text:span text:style-name="T28">DOCS ON AUTOMATED DATA BACKUP</text:span><text:span text:style-name="T24"> </text:span><text:span text:style-name="T1">*****************</text:span></text:p>
      <text:p text:style-name="P2"/>
      <text:p text:style-name="P9"><text:span text:style-name="T23">source file:</text:span> backup.bat</text:p>
      <text:p text:style-name="P10"><text:span text:style-name="T23">Script language:</text:span> batch script (<text:span text:style-name="T2">Microsoft </text:span>windows)</text:p>
      <text:p text:style-name="P18">Testing and Development Environment:</text:p>
      <text:p text:style-name="P26">OS: <text:span text:style-name="T3">Microsoft Windows 10</text:span></text:p>
      <text:p text:style-name="P27">Date: <text:span text:style-name="T25">9</text:span><text:span text:style-name="T26">th</text:span><text:span text:style-name="T25"> Dec 2016</text:span></text:p>
      <text:p text:style-name="P11"/>
      <text:p text:style-name="P19">Summary:</text:p>
      <text:p text:style-name="P12">Creates the backup of changed files <text:span text:style-name="T4">and folders only.</text:span></text:p>
      <text:p text:style-name="P12"><text:span text:style-name="T4">Works in windows only.</text:span></text:p>
      <text:p text:style-name="P12"/>
      <text:p text:style-name="P20"><text:span text:style-name="T5">Implementation:</text:span></text:p>
      <text:p text:style-name="P13"><text:span text:style-name="T6">robocopy is an inbuilt command that </text:span><text:s/><text:span text:style-name="T6">copies files from one location to the other. It is prioritized over other commands due to its simple syntax to perform data transaction/s over a network.</text:span></text:p>
      <text:p text:style-name="P13"/>
      <text:p text:style-name="P21">Usage:</text:p>
      <text:p text:style-name="P28">robocopy &lt;Source&gt; &lt;Destination&gt; [&lt;File&gt;[ ...]] [&lt;Options&gt;]</text:p>
      <text:p text:style-name="P14"/>
      <text:p text:style-name="P3"><text:span text:style-name="T7">&lt;source&gt; : </text:span>Specifies the path to the source directory. <text:span text:style-name="T8">The path should start from:</text:span></text:p>
      <text:p text:style-name="P25">C:\Users\<text:span text:style-name="T9">username\ - Without administrator privilege.</text:span></text:p>
      <text:p text:style-name="P23">C:\Windows\system32\ - with administrative privelege.</text:p>
      <text:p text:style-name="P23"/>
      <text:p text:style-name="P32"><text:span text:style-name="T7">&lt;Destination&gt; : </text:span>Specifies the path to the destination directory.<text:span text:style-name="T8">The path should start from:</text:span></text:p>
      <text:p text:style-name="P24">C:\Users\<text:span text:style-name="T9">username\ - Without administrator privilege.</text:span></text:p>
      <text:p text:style-name="P34">C:\Windows\system32\ - with administrative privelege.</text:p>
      <text:p text:style-name="P30"/>
      <text:p text:style-name="P31">&lt;File&gt; : Specifies the file or files to be copied. </text:p>
      <text:p text:style-name="P35"><text:span text:style-name="T30">wildcard characters (</text:span><text:span text:style-name="Strong_20_Emphasis"><text:span text:style-name="T30">*</text:span></text:span><text:span text:style-name="T30"> or </text:span><text:span text:style-name="Strong_20_Emphasis"><text:span text:style-name="T30">?</text:span></text:span><text:span text:style-name="T30">) </text:span><text:span text:style-name="T31">can be used</text:span><text:span text:style-name="T30">. </text:span></text:p>
      <text:p text:style-name="P35"><text:span text:style-name="T30">If the </text:span><text:span text:style-name="Strong_20_Emphasis"><text:span text:style-name="T31">file</text:span></text:span><text:span text:style-name="T30"> parameter is not specified, </text:span><text:span text:style-name="Strong_20_Emphasis"><text:span text:style-name="T30">*.*</text:span></text:span><text:span text:style-name="T30"> is used as the default value.</text:span></text:p>
      <text:p text:style-name="P33"/>
      <text:p text:style-name="P29"><text:span text:style-name="T32">&lt;Options&gt; : </text:span><text:span text:style-name="T30">Specifies options to be used with the </text:span><text:span text:style-name="T31">robocopy</text:span><text:span text:style-name="Strong_20_Emphasis"><text:span text:style-name="T30"> </text:span></text:span><text:span text:style-name="T30">command.</text:span></text:p>
      <text:p text:style-name="P10"><text:soft-page-break/></text:p>
      <text:p text:style-name="P10"/>
      <text:p text:style-name="P22">Possible Options:</text:p>
      <text:p text:style-name="P15">Some major options <text:span text:style-name="T17">are:</text:span></text:p>
      <text:p text:style-name="P4"><text:span text:style-name="T18">1. </text:span>/s : Copies subdirectories. Note that this option excludes empty directories.</text:p>
      <text:p text:style-name="P5"><text:span text:style-name="T19">2. /e : c</text:span>opies subdirectories. Note that this option includes empty directories. For additional information.</text:p>
      <text:p text:style-name="P6"><text:span text:style-name="T20">3. </text:span>/sl : Copies the symbolic link instead of the target.</text:p>
      <text:p text:style-name="P7"><text:span text:style-name="T21">4. </text:span>/xo : <text:span text:style-name="T21">Excludes older files.</text:span></text:p>
      <text:p text:style-name="P8"><text:span text:style-name="T22">5. </text:span>/v : Produces verbose output, and shows all skipped files.</text:p>
      <text:p text:style-name="P16"/>
      <text:p text:style-name="P1"><text:span text:style-name="T33">The whole list of possible options can be found at robocopy manual page located at: </text:span><text:a xlink:type="simple" xlink:href="https://technet.microsoft.com/en-us/library/cc733145(v=ws.11).aspx" text:style-name="Internet_20_link" text:visited-style-name="Visited_20_Internet_20_Link"><text:span text:style-name="T33">https://technet.microsoft.com/en-us/library/cc733145(v=ws.11).aspx</text:span></text:a></text:p>
      <text:p text:style-name="P17"/>
      <text:p text:style-name="P17"/>
      <text:p text:style-name="P17">********************************<text:span text:style-name="T27">END OF FILE***********************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0:14:58.400587355</meta:creation-date>
    <dc:date>2016-12-23T11:06:33.163159056</dc:date>
    <meta:editing-duration>PT48M17S</meta:editing-duration>
    <meta:editing-cycles>33</meta:editing-cycles>
    <meta:generator>LibreOffice/5.0.6.2$Linux_X86_64 LibreOffice_project/00m0$Build-2</meta:generator>
    <meta:document-statistic meta:table-count="0" meta:image-count="0" meta:object-count="0" meta:page-count="2" meta:paragraph-count="32" meta:word-count="251" meta:character-count="1786" meta:non-whitespace-character-count="1564"/>
  </office:meta>
</office:document-meta>
</file>